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F55000003C359854622AD8C8439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10" style:family="table-cell" style:parent-style-name="Default">
      <style:text-properties style:font-name="Segoe UI" fo:font-size="8pt" style:font-size-asian="8pt" style:font-size-complex="8pt"/>
    </style:style>
    <style:style style:name="ce14" style:family="table-cell" style:parent-style-name="Default">
      <style:text-properties style:font-name="Segoe UI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2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28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30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2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ackground-color="#ffffff" fo:border="0.06pt solid #000000"/>
      <style:text-properties style:font-name="Segoe UI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37">
      <style:text-properties style:font-name="Segoe UI" fo:font-size="8pt" style:font-size-asian="8pt" style:font-size-complex="8pt"/>
    </style:style>
    <style:style style:name="ce48" style:family="table-cell" style:parent-style-name="Default" style:data-style-name="N104">
      <style:table-cell-properties fo:background-color="#eeeeee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49" style:family="table-cell" style:parent-style-name="Default" style:data-style-name="N104">
      <style:table-cell-properties fo:background-color="#ffffff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50" style:family="table-cell" style:parent-style-name="Default" style:data-style-name="N104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41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42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43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nvoice #3205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 1" draw:style-name="gr1" draw:text-style-name="P1" svg:width="4.2476in" svg:height="1.0421in" svg:x="0in" svg:y="0in">
              <draw:image xlink:href="Pictures/1000020100000F55000003C359854622AD8C8439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calcext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23" table:formula="of:=[.I29]" office:value-type="currency" office:currency="USD" office:value="1060" calcext:value-type="currency" table:number-columns-spanned="2" table:number-rows-spanned="2">
            <text:p>$1,060.00</text:p>
          </table:table-cell>
          <table:covered-table-cell/>
          <table:table-cell table:number-columns-repeated="54"/>
        </table:table-row>
        <table:table-row table:style-name="ro1">
          <table:table-cell table:style-name="ce3" office:value-type="string" calcext:value-type="string" table:number-columns-spanned="3" table:number-rows-spanned="1">
            <text:p>Ronette Gonzales</text:p>
          </table:table-cell>
          <table:covered-table-cell table:number-columns-repeated="9"/>
          <table:table-cell table:number-columns-repeated="54"/>
        </table:table-row>
        <table:table-row table:style-name="ro1">
          <table:table-cell table:style-name="ce7" office:value-type="string" calcext:value-type="string" table:number-columns-spanned="3" table:number-rows-spanned="1">
            <text:p>2448 Stout St. 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style-name="ce7" office:value-type="string" calcext:value-type="string" table:number-columns-spanned="3" table:number-rows-spanned="1">
            <text:p>Denver, CO 80205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14"/>
          <table:table-cell table:style-name="ce17" office:value-type="string" calcext:value-type="string">
            <text:p>Terms</text:p>
          </table:table-cell>
          <table:table-cell table:style-name="ce14"/>
          <table:table-cell table:style-name="ce19"/>
          <table:table-cell table:style-name="ce19" office:value-type="string" calcext:value-type="string">
            <text:p>Invoice Date</text:p>
          </table:table-cell>
          <table:table-cell table:style-name="ce19" office:value-type="string" calcext:value-type="string">
            <text:p>Due Date</text:p>
          </table:table-cell>
          <table:table-cell table:style-name="ce14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2" table:number-rows-spanned="1">
            <text:p>(Hilcrest)</text:p>
          </table:table-cell>
          <table:covered-table-cell table:style-name="ce10"/>
          <table:table-cell table:style-name="ce10"/>
          <table:table-cell table:style-name="ce4" office:value-type="string" calcext:value-type="string" table:number-columns-spanned="2" table:number-rows-spanned="1">
            <text:p>Due on Receipt</text:p>
          </table:table-cell>
          <table:covered-table-cell table:style-name="ce10"/>
          <table:table-cell table:style-name="ce10"/>
          <table:table-cell table:number-columns-repeated="2" table:style-name="ce35" office:value-type="date" office:date-value="2025-03-01" calcext:value-type="date">
            <text:p>03/01/25</text:p>
          </table:table-cell>
          <table:table-cell table:style-name="ce10" table:number-columns-repeated="56"/>
        </table:table-row>
        <table:table-row table:style-name="ro2">
          <table:table-cell table:style-name="ce10" office:value-type="string" calcext:value-type="string" table:number-columns-spanned="3" table:number-rows-spanned="1">
            <text:p>Landscape Maintenance Professionals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8201 Shaffer Parkway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Littleton, CO 80127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repeated="61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ervice</text:p>
          </table:table-cell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8"/>
          <table:table-cell table:style-name="ce18" office:value-type="string" calcext:value-type="string">
            <text:p>Rate</text:p>
          </table:table-cell>
          <table:table-cell table:style-name="ce18" office:value-type="string" calcext:value-type="string">
            <text:p>Amount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02/02-02/08</text:p>
          </table:table-cell>
          <table:table-cell table:style-name="ce24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M,W,F – Trash <text:s text:c="2"/>Tue, Thur – Bathrooms Fri – Windows</text:p>
          </table:table-cell>
          <table:covered-table-cell table:number-columns-repeated="4" table:style-name="ce30"/>
          <table:table-cell table:style-name="ce48" office:value-type="currency" office:currency="USD" office:value="265" calcext:value-type="currency">
            <text:p>$265.00</text:p>
          </table:table-cell>
          <table:table-cell table:style-name="ce41" office:value-type="currency" office:currency="USD" office:value="265" calcext:value-type="currency">
            <text:p>$2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02/09-02/15</text:p>
          </table:table-cell>
          <table:table-cell table:style-name="ce29" office:value-type="string" calcext:value-type="string">
            <text:p>Cleaning</text:p>
          </table:table-cell>
          <table:table-cell table:style-name="ce39" office:value-type="string" calcext:value-type="string" table:number-columns-spanned="5" table:number-rows-spanned="1">
            <text:p>M,W,F – Trash <text:s text:c="2"/>Tue, Thur – Bathrooms Fri – Windows</text:p>
          </table:table-cell>
          <table:covered-table-cell table:number-columns-repeated="4" table:style-name="ce39"/>
          <table:table-cell table:style-name="ce49" office:value-type="currency" office:currency="USD" office:value="265" calcext:value-type="currency">
            <text:p>$265.00</text:p>
          </table:table-cell>
          <table:table-cell table:style-name="ce42" office:value-type="currency" office:currency="USD" office:value="265" calcext:value-type="currency">
            <text:p>$2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02/16-02/22</text:p>
          </table:table-cell>
          <table:table-cell table:style-name="ce24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M,W,F – Trash <text:s text:c="2"/>Tue, Thur – Bathrooms Fri – Windows</text:p>
          </table:table-cell>
          <table:covered-table-cell table:number-columns-repeated="4" table:style-name="ce30"/>
          <table:table-cell table:style-name="ce48" office:value-type="currency" office:currency="USD" office:value="265" calcext:value-type="currency">
            <text:p>$265.00</text:p>
          </table:table-cell>
          <table:table-cell table:style-name="ce41" office:value-type="currency" office:currency="USD" office:value="265" calcext:value-type="currency">
            <text:p>$2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02/23-03/01</text:p>
          </table:table-cell>
          <table:table-cell table:style-name="ce29" office:value-type="string" calcext:value-type="string">
            <text:p>Cleaning</text:p>
          </table:table-cell>
          <table:table-cell table:style-name="ce28" office:value-type="string" calcext:value-type="string" table:number-columns-spanned="5" table:number-rows-spanned="1">
            <text:p>M,W,F – Trash <text:s text:c="2"/>Tue, Thur – Bathrooms Fri – Windows</text:p>
          </table:table-cell>
          <table:covered-table-cell table:number-columns-repeated="4" table:style-name="ce28"/>
          <table:table-cell table:style-name="ce49" office:value-type="currency" office:currency="USD" office:value="265" calcext:value-type="currency">
            <text:p>$265.00</text:p>
          </table:table-cell>
          <table:table-cell table:style-name="ce42" office:value-type="currency" office:currency="USD" office:value="265" calcext:value-type="currency">
            <text:p>$2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/>
          <table:table-cell table:style-name="ce24"/>
          <table:table-cell table:style-name="ce30" table:number-columns-spanned="5" table:number-rows-spanned="1"/>
          <table:covered-table-cell table:number-columns-repeated="4" table:style-name="ce30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49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30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30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50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30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30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28" office:value-type="string" calcext:value-type="string">
            <text:p><text:s/></text:p>
          </table:table-cell>
          <table:table-cell table:style-name="ce25"/>
          <table:table-cell table:style-name="ce28" table:number-columns-spanned="5" table:number-rows-spanned="1"/>
          <table:covered-table-cell table:number-columns-repeated="4" table:style-name="ce28"/>
          <table:table-cell table:style-name="ce50"/>
          <table:table-cell table:style-name="ce42"/>
          <table:table-cell table:style-name="ce14"/>
          <table:table-cell table:number-columns-repeated="54"/>
        </table:table-row>
        <table:table-row table:style-name="ro1">
          <table:table-cell table:style-name="ce30"/>
          <table:table-cell table:style-name="ce24"/>
          <table:table-cell table:style-name="ce30" table:number-columns-spanned="5" table:number-rows-spanned="1"/>
          <table:covered-table-cell table:number-columns-repeated="4" table:style-name="ce30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4"/>
          <table:table-cell table:style-name="ce13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14"/>
          <table:table-cell table:style-name="ce14"/>
          <table:table-cell table:style-name="ce20" office:value-type="string" calcext:value-type="string">
            <text:p>Total</text:p>
          </table:table-cell>
          <table:table-cell table:style-name="ce43" table:formula="of:=SUM([.I15:.I25])" office:value-type="currency" office:currency="USD" office:value="1060" calcext:value-type="currency">
            <text:p>$1,06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/>
          <table:table-cell table:style-name="ce21" office:value-type="string" calcext:value-type="string">
            <text:p>Balance Due</text:p>
          </table:table-cell>
          <table:table-cell table:style-name="ce44" table:formula="of:=SUM([.I16:.I26])" office:value-type="currency" office:currency="USD" office:value="1060" calcext:value-type="currency">
            <text:p>$1,06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2-15T09:04:52.227000000</meta:creation-date>
    <dc:date>2025-02-23T16:47:08.567000000</dc:date>
    <meta:editing-duration>PT2H57M46S</meta:editing-duration>
    <meta:editing-cycles>51</meta:editing-cycles>
    <meta:generator>LibreOffice/7.0.3.1$Windows_X86_64 LibreOffice_project/d7547858d014d4cf69878db179d326fc3483e082</meta:generator>
    <meta:document-statistic meta:table-count="1" meta:cell-count="65" meta:object-count="1"/>
  </office:meta>
</office:document-meta>
</file>